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umcomp</text:p>
          </table:table-cell>
          <table:table-cell table:number-columns-repeated="7"/>
          <table:table-cell office:value-type="string" calcext:value-type="string">
            <text:p>numcomp</text:p>
          </table:table-cell>
          <table:table-cell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heap</text:p>
          </table:table-cell>
          <table:table-cell table:number-columns-repeated="2"/>
          <table:table-cell office:value-type="string" calcext:value-type="string">
            <text:p>tamanho</text:p>
          </table:table-cell>
          <table:table-cell office:value-type="string" calcext:value-type="string">
            <text:p>Binaria</text:p>
          </table:table-cell>
          <table:table-cell office:value-type="string" calcext:value-type="string">
            <text:p>Sequenci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2" calcext:value-type="float">
            <text:p>532</text:p>
          </table:table-cell>
          <table:table-cell office:value-type="float" office:value="4950" calcext:value-type="float">
            <text:p>4950</text:p>
          </table:table-cell>
          <table:table-cell office:value-type="float" office:value="544" calcext:value-type="float">
            <text:p>544</text:p>
          </table:table-cell>
          <table:table-cell office:value-type="float" office:value="651" calcext:value-type="float">
            <text:p>651</text:p>
          </table:table-cell>
          <table:table-cell office:value-type="float" office:value="1458" calcext:value-type="float">
            <text:p>14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582" calcext:value-type="float">
            <text:p>8582</text:p>
          </table:table-cell>
          <table:table-cell office:value-type="float" office:value="499500" calcext:value-type="float">
            <text:p>499500</text:p>
          </table:table-cell>
          <table:table-cell office:value-type="float" office:value="8718" calcext:value-type="float">
            <text:p>8718</text:p>
          </table:table-cell>
          <table:table-cell office:value-type="float" office:value="13829" calcext:value-type="float">
            <text:p>13829</text:p>
          </table:table-cell>
          <table:table-cell office:value-type="float" office:value="21132" calcext:value-type="float">
            <text:p>2113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8972" calcext:value-type="float">
            <text:p>118972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20512" calcext:value-type="float">
            <text:p>120512</text:p>
          </table:table-cell>
          <table:table-cell office:value-type="float" office:value="151754" calcext:value-type="float">
            <text:p>151754</text:p>
          </table:table-cell>
          <table:table-cell office:value-type="float" office:value="278642" calcext:value-type="float">
            <text:p>27864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22805" calcext:value-type="float">
            <text:p>1522805</text:p>
          </table:table-cell>
          <table:table-cell office:value-type="string" calcext:value-type="string">
            <text:p>incalculavel</text:p>
          </table:table-cell>
          <table:table-cell office:value-type="float" office:value="1536140" calcext:value-type="float">
            <text:p>1536140</text:p>
          </table:table-cell>
          <table:table-cell office:value-type="float" office:value="2041850" calcext:value-type="float">
            <text:p>2041850</text:p>
          </table:table-cell>
          <table:table-cell office:value-type="float" office:value="3450818" calcext:value-type="float">
            <text:p>345081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7" calcext:value-type="float">
            <text:p>17</text:p>
          </table:table-cell>
          <table:table-cell office:value-type="float" office:value="72556" calcext:value-type="float">
            <text:p>72556</text:p>
          </table:table-cell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number-columns-repeated="7"/>
          <table:table-cell office:value-type="string" calcext:value-type="string">
            <text:p>tempo</text:p>
          </table:table-cell>
          <table:table-cell/>
        </table:table-row>
        <table:table-row table:style-name="ro1"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5" calcext:value-type="float">
            <text:p>0.0000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/>
          <table:table-cell office:value-type="float" office:value="0.000068" calcext:value-type="float">
            <text:p>0.00006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44" calcext:value-type="float">
            <text:p>0.0000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/>
          <table:table-cell office:value-type="float" office:value="0.00301" calcext:value-type="float">
            <text:p>0.00301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000134" calcext:value-type="float">
            <text:p>0.0001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/>
          <table:table-cell office:value-type="float" office:value="0.076226" calcext:value-type="float">
            <text:p>0.076226</text:p>
          </table:table-cell>
          <table:table-cell office:value-type="float" office:value="0.077813" calcext:value-type="float">
            <text:p>0.077813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1652" calcext:value-type="float">
            <text:p>0.001652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/>
          <table:table-cell office:value-type="float" office:value="7.585938" calcext:value-type="float">
            <text:p>7.585938</text:p>
          </table:table-cell>
          <table:table-cell office:value-type="float" office:value="7.75219" calcext:value-type="float">
            <text:p>7.75219</text:p>
          </table:table-cell>
          <table:table-cell office:value-type="float" office:value="0.022026" calcext:value-type="float">
            <text:p>0.022026</text:p>
          </table:table-cell>
          <table:table-cell office:value-type="float" office:value="0.011539" calcext:value-type="float">
            <text:p>0.011539</text:p>
          </table:table-cell>
          <table:table-cell office:value-type="float" office:value="0.025006" calcext:value-type="float">
            <text:p>0.025006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 office:value-type="float" office:value="0.000281" calcext:value-type="float">
            <text:p>0.0002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sertion</text:p>
          </table:table-cell>
          <table:table-cell office:value-type="string" calcext:value-type="string">
            <text:p>numco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uscaB</text:p>
          </table:table-cell>
          <table:table-cell office:value-type="string" calcext:value-type="string">
            <text:p>buscaS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8" calcext:value-type="float">
            <text:p>528</text:p>
          </table:table-cell>
          <table:table-cell office:value-type="float" office:value="2419" calcext:value-type="float">
            <text:p>24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577" calcext:value-type="float">
            <text:p>8577</text:p>
          </table:table-cell>
          <table:table-cell office:value-type="float" office:value="241228" calcext:value-type="float">
            <text:p>24122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9038" calcext:value-type="float">
            <text:p>119038</text:p>
          </table:table-cell>
          <table:table-cell office:value-type="float" office:value="24092054" calcext:value-type="float">
            <text:p>24092054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22619" calcext:value-type="float">
            <text:p>1522619</text:p>
          </table:table-cell>
          <table:table-cell office:value-type="string" calcext:value-type="string">
            <text:p>incalculave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066" calcext:value-type="float">
            <text:p>0.000066</text:p>
          </table:table-cell>
          <table:table-cell office:value-type="float" office:value="0.000105" calcext:value-type="float">
            <text:p>0.00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0006" calcext:value-type="float">
            <text:p>0.000006</text:p>
          </table:table-cell>
          <table:table-cell office:value-type="float" office:value="0.000005" calcext:value-type="float">
            <text:p>0.000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397" calcext:value-type="float">
            <text:p>0.003397</text:p>
          </table:table-cell>
          <table:table-cell office:value-type="float" office:value="0.006029" calcext:value-type="float">
            <text:p>0.006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76292" calcext:value-type="float">
            <text:p>0.076292</text:p>
          </table:table-cell>
          <table:table-cell office:value-type="float" office:value="0.242648" calcext:value-type="float">
            <text:p>0.242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309189" calcext:value-type="float">
            <text:p>7.309189</text:p>
          </table:table-cell>
          <table:table-cell office:value-type="float" office:value="24.338908" calcext:value-type="float">
            <text:p>24.33890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numco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tores</text:p>
          </table:table-cell>
          <table:table-cell office:value-type="string" calcext:value-type="string">
            <text:p>insertionB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heap</text:p>
          </table:table-cell>
          <table:table-cell/>
          <table:table-cell office:value-type="string" calcext:value-type="string">
            <text:p>inser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O</text:p>
          </table:table-cell>
          <table:table-cell office:value-type="float" office:value="123617" calcext:value-type="float">
            <text:p>123617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69008" calcext:value-type="float">
            <text:p>6900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92850" calcext:value-type="float">
            <text:p>292850</text:p>
          </table:table-cell>
          <table:table-cell/>
          <table:table-cell office:value-type="float" office:value="9999" calcext:value-type="float">
            <text:p>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D</text:p>
          </table:table-cell>
          <table:table-cell office:value-type="float" office:value="118961" calcext:value-type="float">
            <text:p>118961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20438" calcext:value-type="float">
            <text:p>120438</text:p>
          </table:table-cell>
          <table:table-cell office:value-type="float" office:value="153300" calcext:value-type="float">
            <text:p>153300</text:p>
          </table:table-cell>
          <table:table-cell office:value-type="float" office:value="279122" calcext:value-type="float">
            <text:p>279122</text:p>
          </table:table-cell>
          <table:table-cell/>
          <table:table-cell office:value-type="float" office:value="24062373" calcext:value-type="float">
            <text:p>24062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I</text:p>
          </table:table-cell>
          <table:table-cell office:value-type="float" office:value="113631" calcext:value-type="float">
            <text:p>113631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64608" calcext:value-type="float">
            <text:p>6460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63954" calcext:value-type="float">
            <text:p>263954</text:p>
          </table:table-cell>
          <table:table-cell/>
          <table:table-cell office:value-type="float" office:value="49995000" calcext:value-type="float">
            <text:p>4999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zio</text:p>
          </table:table-cell>
          <table:table-cell office:value-type="float" office:value="123617" calcext:value-type="float">
            <text:p>123617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64608" calcext:value-type="float">
            <text:p>6460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9999" calcext:value-type="float">
            <text:p>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float" office:value="119048" calcext:value-type="float">
            <text:p>119048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20417" calcext:value-type="float">
            <text:p>120417</text:p>
          </table:table-cell>
          <table:table-cell office:value-type="float" office:value="155643" calcext:value-type="float">
            <text:p>155643</text:p>
          </table:table-cell>
          <table:table-cell office:value-type="float" office:value="278320" calcext:value-type="float">
            <text:p>278320</text:p>
          </table:table-cell>
          <table:table-cell/>
          <table:table-cell office:value-type="float" office:value="24925793" calcext:value-type="float">
            <text:p>24925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3038" calcext:value-type="float">
            <text:p>0.003038</text:p>
          </table:table-cell>
          <table:table-cell office:value-type="float" office:value="0.077778" calcext:value-type="float">
            <text:p>0.077778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18579" calcext:value-type="float">
            <text:p>0.18579</text:p>
          </table:table-cell>
          <table:table-cell office:value-type="float" office:value="0.001736" calcext:value-type="float">
            <text:p>0.001736</text:p>
          </table:table-cell>
          <table:table-cell/>
          <table:table-cell office:value-type="float" office:value="0.000315" calcext:value-type="float">
            <text:p>0.0003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3451" calcext:value-type="float">
            <text:p>0.073451</text:p>
          </table:table-cell>
          <table:table-cell office:value-type="float" office:value="0.080226" calcext:value-type="float">
            <text:p>0.080226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731" calcext:value-type="float">
            <text:p>0.001731</text:p>
          </table:table-cell>
          <table:table-cell/>
          <table:table-cell office:value-type="float" office:value="0.309795" calcext:value-type="float">
            <text:p>0.3097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0989" calcext:value-type="float">
            <text:p>0.150989</text:p>
          </table:table-cell>
          <table:table-cell office:value-type="float" office:value="0.087196" calcext:value-type="float">
            <text:p>0.087196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130694" calcext:value-type="float">
            <text:p>0.130694</text:p>
          </table:table-cell>
          <table:table-cell office:value-type="float" office:value="0.001419" calcext:value-type="float">
            <text:p>0.001419</text:p>
          </table:table-cell>
          <table:table-cell/>
          <table:table-cell office:value-type="float" office:value="0.624406" calcext:value-type="float">
            <text:p>0.6244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633" calcext:value-type="float">
            <text:p>0.000633</text:p>
          </table:table-cell>
          <table:table-cell office:value-type="float" office:value="0.088124" calcext:value-type="float">
            <text:p>0.088124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206608" calcext:value-type="float">
            <text:p>0.206608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348" calcext:value-type="float">
            <text:p>0.0003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2968" calcext:value-type="float">
            <text:p>0.082968</text:p>
          </table:table-cell>
          <table:table-cell office:value-type="float" office:value="0.09113" calcext:value-type="float">
            <text:p>0.09113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1802" calcext:value-type="float">
            <text:p>0.001802</text:p>
          </table:table-cell>
          <table:table-cell/>
          <table:table-cell office:value-type="float" office:value="0.305963" calcext:value-type="float">
            <text:p>0.3059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4:49:03.330275280</meta:creation-date>
    <dc:date>2023-01-29T17:03:25.785461252</dc:date>
    <meta:editing-duration>PT10M18S</meta:editing-duration>
    <meta:editing-cycles>1</meta:editing-cycles>
    <meta:generator>LibreOffice/7.3.6.2$Linux_X86_64 LibreOffice_project/30$Build-2</meta:generator>
    <meta:document-statistic meta:table-count="1" meta:cell-count="199" meta:object-count="0"/>
  </office:meta>
</office:document-meta>
</file>